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FactoryEPS.i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EPS.newImageLoader( ImageFlavor target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EPS.getUsagePenalty( String mime , ImageFlavor 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EPS.getSupportedFlavors( String m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LoaderFactoryEPS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